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b1a" officeooo:paragraph-rsid="000deb1a"/>
    </style:style>
    <style:style style:name="P2" style:family="paragraph" style:parent-style-name="Standard">
      <style:text-properties officeooo:rsid="000ee6fc" officeooo:paragraph-rsid="000ee6fc"/>
    </style:style>
    <style:style style:name="P3" style:family="paragraph" style:parent-style-name="Standard">
      <style:text-properties officeooo:rsid="000ee6fc" officeooo:paragraph-rsid="0010f7fa"/>
    </style:style>
    <style:style style:name="P4" style:family="paragraph" style:parent-style-name="Standard">
      <style:text-properties officeooo:rsid="0010f7fa" officeooo:paragraph-rsid="0010f7fa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deb1a" officeooo:paragraph-rsid="000deb1a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151eb9" officeooo:paragraph-rsid="00151eb9"/>
    </style:style>
    <style:style style:name="P7" style:family="paragraph" style:parent-style-name="Standard">
      <style:text-properties officeooo:rsid="001a5b36" officeooo:paragraph-rsid="001a5b36"/>
    </style:style>
    <style:style style:name="P8" style:family="paragraph" style:parent-style-name="Standard">
      <style:text-properties officeooo:rsid="001a5b36" officeooo:paragraph-rsid="001b272c"/>
    </style:style>
    <style:style style:name="P9" style:family="paragraph" style:parent-style-name="Standard">
      <style:text-properties officeooo:rsid="001b272c" officeooo:paragraph-rsid="001b272c"/>
    </style:style>
    <style:style style:name="P10" style:family="paragraph" style:parent-style-name="Standard">
      <style:text-properties officeooo:rsid="001b272c" officeooo:paragraph-rsid="001bee39"/>
    </style:style>
    <style:style style:name="P11" style:family="paragraph" style:parent-style-name="Standard">
      <style:text-properties officeooo:rsid="001b272c" officeooo:paragraph-rsid="001b272c"/>
    </style:style>
    <style:style style:name="P12" style:family="paragraph" style:parent-style-name="Standard">
      <style:text-properties fo:font-weight="bold" officeooo:rsid="001d49f2" officeooo:paragraph-rsid="001d49f2" style:font-weight-asian="bold" style:font-weight-complex="bold"/>
    </style:style>
    <style:style style:name="P13" style:family="paragraph" style:parent-style-name="Standard">
      <style:text-properties fo:font-weight="bold" officeooo:rsid="001d49f2" officeooo:paragraph-rsid="001e376a" style:font-weight-asian="bold" style:font-weight-complex="bold"/>
    </style:style>
    <style:style style:name="P14" style:family="paragraph" style:parent-style-name="Standard">
      <style:text-properties fo:font-weight="bold" officeooo:rsid="0023ae9f" officeooo:paragraph-rsid="0023ae9f" style:font-weight-asian="bold" style:font-weight-complex="bold"/>
    </style:style>
    <style:style style:name="P15" style:family="paragraph" style:parent-style-name="Standard">
      <style:text-properties fo:font-weight="bold" officeooo:rsid="0024458b" officeooo:paragraph-rsid="0024458b" style:font-weight-asian="bold" style:font-weight-complex="bold"/>
    </style:style>
    <style:style style:name="P16" style:family="paragraph" style:parent-style-name="Standard">
      <style:text-properties fo:font-weight="bold" officeooo:rsid="00262a83" officeooo:paragraph-rsid="00262a83" style:font-weight-asian="bold" style:font-weight-complex="bold"/>
    </style:style>
    <style:style style:name="P17" style:family="paragraph" style:parent-style-name="Standard">
      <style:text-properties fo:font-weight="bold" officeooo:rsid="00282472" officeooo:paragraph-rsid="00282472" style:font-weight-asian="bold" style:font-weight-complex="bold"/>
    </style:style>
    <style:style style:name="P18" style:family="paragraph" style:parent-style-name="Standard">
      <style:text-properties fo:font-weight="bold" officeooo:rsid="002851a6" officeooo:paragraph-rsid="002851a6" style:font-weight-asian="bold" style:font-weight-complex="bold"/>
    </style:style>
    <style:style style:name="P19" style:family="paragraph" style:parent-style-name="Standard">
      <style:text-properties officeooo:paragraph-rsid="001a5b36"/>
    </style:style>
    <style:style style:name="P20" style:family="paragraph" style:parent-style-name="Standard">
      <style:text-properties officeooo:rsid="0010f7fa" officeooo:paragraph-rsid="0020025d"/>
    </style:style>
    <style:style style:name="P21" style:family="paragraph" style:parent-style-name="Standard">
      <style:text-properties officeooo:rsid="0010f7fa" officeooo:paragraph-rsid="0021899a"/>
    </style:style>
    <style:style style:name="P22" style:family="paragraph" style:parent-style-name="Standard">
      <style:text-properties officeooo:rsid="00224e48" officeooo:paragraph-rsid="00224e48"/>
    </style:style>
    <style:style style:name="T1" style:family="text">
      <style:text-properties officeooo:rsid="000fc0a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9581" style:font-weight-asian="bold" style:font-weight-complex="bold"/>
    </style:style>
    <style:style style:name="T4" style:family="text">
      <style:text-properties fo:font-weight="bold" officeooo:rsid="0021899a" style:font-weight-asian="bold" style:font-weight-complex="bold"/>
    </style:style>
    <style:style style:name="T5" style:family="text">
      <style:text-properties fo:font-weight="bold" officeooo:rsid="0020025d" style:font-weight-asian="bold" style:font-weight-complex="bold"/>
    </style:style>
    <style:style style:name="T6" style:family="text">
      <style:text-properties officeooo:rsid="00169581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color="#800000" fo:font-weight="bold" officeooo:rsid="00187fa0" style:font-weight-asian="bold" style:font-weight-complex="bold"/>
    </style:style>
    <style:style style:name="T9" style:family="text">
      <style:text-properties fo:color="#800000" officeooo:rsid="00187fa0"/>
    </style:style>
    <style:style style:name="T10" style:family="text">
      <style:text-properties officeooo:rsid="001b272c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1b272c" fo:background-color="#ffff00" loext:char-shading-value="0"/>
    </style:style>
    <style:style style:name="T13" style:family="text">
      <style:text-properties officeooo:rsid="0010f7fa" fo:background-color="#ffff00" loext:char-shading-value="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bee39" style:font-weight-asian="normal" style:font-weight-complex="normal"/>
    </style:style>
    <style:style style:name="T16" style:family="text">
      <style:text-properties fo:font-weight="normal" officeooo:rsid="001e376a" style:font-weight-asian="normal" style:font-weight-complex="normal"/>
    </style:style>
    <style:style style:name="T17" style:family="text">
      <style:text-properties fo:font-weight="normal" officeooo:rsid="001fbc21" style:font-weight-asian="normal" style:font-weight-complex="normal"/>
    </style:style>
    <style:style style:name="T18" style:family="text">
      <style:text-properties fo:font-weight="normal" officeooo:rsid="002118f1" style:font-weight-asian="normal" style:font-weight-complex="normal"/>
    </style:style>
    <style:style style:name="T19" style:family="text">
      <style:text-properties fo:font-weight="normal" officeooo:rsid="0021899a" style:font-weight-asian="normal" style:font-weight-complex="normal"/>
    </style:style>
    <style:style style:name="T20" style:family="text">
      <style:text-properties fo:font-weight="normal" officeooo:rsid="0020025d" style:font-weight-asian="normal" style:font-weight-complex="normal"/>
    </style:style>
    <style:style style:name="T21" style:family="text">
      <style:text-properties fo:font-weight="normal" officeooo:rsid="00224e48" style:font-weight-asian="normal" style:font-weight-complex="normal"/>
    </style:style>
    <style:style style:name="T22" style:family="text">
      <style:text-properties fo:font-weight="normal" officeooo:rsid="0024458b" style:font-weight-asian="normal" style:font-weight-complex="normal"/>
    </style:style>
    <style:style style:name="T23" style:family="text">
      <style:text-properties fo:font-weight="normal" fo:background-color="#ffff00" loext:char-shading-value="0" style:font-weight-asian="normal" style:font-weight-complex="normal"/>
    </style:style>
    <style:style style:name="T24" style:family="text">
      <style:text-properties fo:font-weight="normal" officeooo:rsid="001e376a" fo:background-color="#ffff00" loext:char-shading-value="0" style:font-weight-asian="normal" style:font-weight-complex="normal"/>
    </style:style>
    <style:style style:name="T25" style:family="text">
      <style:text-properties fo:font-weight="normal" officeooo:rsid="001d49f2" fo:background-color="#ffff00" loext:char-shading-value="0" style:font-weight-asian="normal" style:font-weight-complex="normal"/>
    </style:style>
    <style:style style:name="T26" style:family="text">
      <style:text-properties fo:font-weight="normal" officeooo:rsid="0020025d" fo:background-color="#ffff00" loext:char-shading-value="0" style:font-weight-asian="normal" style:font-weight-complex="normal"/>
    </style:style>
    <style:style style:name="T27" style:family="text">
      <style:text-properties fo:font-weight="normal" officeooo:rsid="0021899a" fo:background-color="#ffff00" loext:char-shading-value="0" style:font-weight-asian="normal" style:font-weight-complex="normal"/>
    </style:style>
    <style:style style:name="T28" style:family="text">
      <style:text-properties officeooo:rsid="001e376a"/>
    </style:style>
    <style:style style:name="T29" style:family="text">
      <style:text-properties officeooo:rsid="0020025d"/>
    </style:style>
    <style:style style:name="T30" style:family="text">
      <style:text-properties officeooo:rsid="002445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andos Linux</text:p>
      <text:p text:style-name="P1"/>
      <text:p text:style-name="P2"><text:span text:style-name="T2">man</text:span> → manual de comandos <text:span text:style-name="T1">d</text:span>o linux.</text:p>
      <text:p text:style-name="P1"><text:span text:style-name="T2">pwd</text:span> → saber em qual diretorio esta.</text:p>
      <text:p text:style-name="P2"><text:span text:style-name="T2">ls</text:span> → Listar arquivos e diretorios.</text:p>
      <text:p text:style-name="P2"><text:tab/><text:span text:style-name="T2">-l</text:span> → lista com informações de cada um.</text:p>
      <text:p text:style-name="P2"><text:tab/><text:span text:style-name="T2">-la</text:span> → lista todos até os ocultos</text:p>
      <text:p text:style-name="P2"><text:span text:style-name="T2">echo</text:span> → pode imprimir no terminal ou posso gravar a sua saida em um arquivo </text:p>
      <text:p text:style-name="P2"><text:tab/><text:tab/><text:span text:style-name="T8">E</text:span><text:span text:style-name="T7">x</text:span>: <text:span text:style-name="T12">$ </text:span><text:span text:style-name="T11">echo “Bem vindo” &gt; bemvindo.txt</text:span></text:p>
      <text:p text:style-name="P3"><text:tab/> <text:s text:c="5"/><text:tab/> <text:s text:c="6"/><text:span text:style-name="T12">$ </text:span><text:span text:style-name="T11">echo “</text:span><text:span text:style-name="T13">Tarciso</text:span><text:span text:style-name="T11">” &gt;</text:span><text:span text:style-name="T13">&gt;</text:span><text:span text:style-name="T11"> bemvindo.txt →</text:span><text:span text:style-name="T13"> adiciona string ao mesmo arquivo</text:span></text:p>
      <text:p text:style-name="P2"><text:span text:style-name="T2">cat</text:span> → lê arquivos.</text:p>
      <text:p text:style-name="P4"><text:span text:style-name="T2">rm</text:span> → remove arquivos.</text:p>
      <text:p text:style-name="P4"><text:tab/><text:span text:style-name="T2">-r</text:span> → remove todos arquivos e diretórios recursivamente.</text:p>
      <text:p text:style-name="P4"><text:span text:style-name="T2">rmdir</text:span> → <text:s/>remove diretorios</text:p>
      <text:p text:style-name="P6"><text:span text:style-name="T2">mv</text:span> → move arquivo ou diretório e pode renomear aquivos também.</text:p>
      <text:p text:style-name="P6"><text:span text:style-name="T2">cp</text:span> → cópia arquivos ou diretórios.</text:p>
      <text:p text:style-name="P6"><text:tab/><text:span text:style-name="T2">-</text:span><text:span text:style-name="T3">r</text:span><text:span text:style-name="T6"> → cópia diretórios.</text:span></text:p>
      <text:p text:style-name="P7"><text:span text:style-name="T2">zip</text:span> → compacta arquivos ou diretórios em .zip</text:p>
      <text:p text:style-name="P7"><text:tab/><text:span text:style-name="T2">-r</text:span> → compact todos os arquivos <text:span text:style-name="T10">recursivamente.</text:span></text:p>
      <text:p text:style-name="P7"><text:tab/><text:tab/><text:span text:style-name="T8">Ex:</text:span> <text:span text:style-name="T11">$ zip &lt;nome_do_arquivo.zip&gt; &lt;arquivo_original&gt;</text:span></text:p>
      <text:p text:style-name="P8"><text:s text:c="18"/><text:tab/> <text:s text:c="6"/><text:span text:style-name="T11">$ zip -</text:span><text:span text:style-name="T12">r </text:span><text:span text:style-name="T11">&lt;nome_do_arquivo.zip&gt; &lt;</text:span><text:span text:style-name="T12">diretório</text:span><text:span text:style-name="T11">&gt;</text:span></text:p>
      <text:p text:style-name="P10"><text:span text:style-name="T2"><text:tab/>-q → </text:span><text:span text:style-name="T14">não mostra o processo de compactaçã</text:span><text:span text:style-name="T15">o</text:span></text:p>
      <text:p text:style-name="P9"><text:span text:style-name="T2">unzip</text:span> → descompacta o .zip</text:p>
      <text:p text:style-name="P9"><text:tab/><text:span text:style-name="T2">-l</text:span> → lista o conteudo do .zip</text:p>
      <text:p text:style-name="P9"><text:tab/><text:span text:style-name="T2">-q</text:span> → não mostra o processo de descompactação</text:p>
      <text:p text:style-name="P12">tar → <text:span text:style-name="T14">compactação do linux para arquivos ou diretórios, </text:span><text:span text:style-name="T17">já é recursivo</text:span><text:span text:style-name="T14">.</text:span></text:p>
      <text:p text:style-name="P12"><text:span text:style-name="T14"><text:tab/>-</text:span>c → <text:span text:style-name="T14">cria a compactação.</text:span></text:p>
      <text:p text:style-name="P12"><text:span text:style-name="T14"><text:tab/>-</text:span>z → <text:span text:style-name="T14">ao mesmo tempo zipa.</text:span></text:p>
      <text:p text:style-name="P19"><text:tab/><text:tab/><text:span text:style-name="T8">Ex:</text:span> <text:span text:style-name="T11">$ tar -cz &lt;arquivo&gt; &gt; &lt;arquivo.tar.gz&gt;</text:span></text:p>
      <text:p text:style-name="P12"><text:span text:style-name="T14"><text:tab/>-</text:span><text:span text:style-name="T28">x → </text:span><text:span text:style-name="T16">extrai o arquivo (x = xtract).</text:span></text:p>
      <text:p text:style-name="P13"><text:span text:style-name="T16"><text:tab/><text:tab/></text:span><text:span text:style-name="T9">Ex:</text:span><text:span text:style-name="T16"> </text:span><text:span text:style-name="T23">$ tar -</text:span><text:span text:style-name="T24">x</text:span><text:span text:style-name="T23">z </text:span><text:span text:style-name="T24">&lt;</text:span><text:span text:style-name="T23"> &lt;arquivo.tar.gz&gt;</text:span></text:p>
      <text:p text:style-name="P12"><text:span text:style-name="T14"><text:tab/>-</text:span><text:span text:style-name="T28">f → </text:span><text:span text:style-name="T18">retira a necessidade do redirecionamento do</text:span><text:span text:style-name="T16"> arquivo “</text:span><text:span text:style-name="T19">&lt; ou &gt;</text:span><text:span text:style-name="T16">” (f = file).</text:span></text:p>
      <text:p text:style-name="P13"><text:span text:style-name="T16"><text:tab/><text:tab/></text:span><text:span text:style-name="T9">Ex:</text:span><text:span text:style-name="T16"> </text:span><text:span text:style-name="T23">$ tar -cz</text:span><text:span text:style-name="T24">f</text:span><text:span text:style-name="T23"> &lt;arquivo&gt; <text:s/>&lt;arquivo.tar.gz&gt;</text:span></text:p>
      <text:p text:style-name="P20"><text:tab/><text:tab/> <text:s text:c="6"/><text:span text:style-name="T25">$ tar -</text:span><text:span text:style-name="T24">x</text:span><text:span text:style-name="T25">z</text:span><text:span text:style-name="T26">f</text:span><text:span text:style-name="T25"> &lt;arquivo.tar.gz&gt;</text:span><text:span text:style-name="T29"> </text:span></text:p>
      <text:p text:style-name="P20"><text:tab/>-<text:span text:style-name="T4">v → </text:span><text:span text:style-name="T19">mostra informações sobre o arquivo .tar </text:span><text:span text:style-name="T21">(v = verbose).</text:span></text:p>
      <text:p text:style-name="P21"><text:span text:style-name="T19"><text:tab/><text:tab/></text:span><text:span text:style-name="T8">Ex:</text:span><text:span text:style-name="T19"> </text:span><text:span text:style-name="T25">$ tar -</text:span><text:span text:style-name="T27">v</text:span><text:span text:style-name="T24">x</text:span><text:span text:style-name="T25">z</text:span><text:span text:style-name="T26">f</text:span><text:span text:style-name="T25"> &lt;arquivo.tar.gz&gt;</text:span><text:span text:style-name="T20"> </text:span></text:p>
      <text:p text:style-name="P22"><text:span text:style-name="T5">t</text:span><text:span text:style-name="T2">ouch</text:span><text:span text:style-name="T14"> → encosta no arquivo e altera a data.</text:span></text:p>
      <text:p text:style-name="P22"><text:span text:style-name="T2">date</text:span><text:span text:style-name="T14"> → data atual do siste.</text:span></text:p>
      <text:p text:style-name="P14">head → <text:span text:style-name="T14">mostra o inicio do arquivo. Por padrão mostra as 10 primeiras.</text:span></text:p>
      <text:p text:style-name="P14"><text:span text:style-name="T14"><text:tab/>n = número de linhas a serem exibidas.</text:span></text:p>
      <text:p text:style-name="P14">tail<text:span text:style-name="T14"> → mostra o fim do arquivo. Por padrão as 10 ultimas.</text:span></text:p>
      <text:p text:style-name="P14">less<text:span text:style-name="T14"> → navega pelo arquivo.</text:span></text:p>
      <text:p text:style-name="P16">ps → <text:span text:style-name="T14">mostra os processos.</text:span></text:p>
      <text:p text:style-name="P16"><text:span text:style-name="T14"><text:tab/>-</text:span>e → <text:span text:style-name="T14">mostra todos os processos.</text:span></text:p>
      <text:p text:style-name="P16"><text:span text:style-name="T14"><text:tab/>-</text:span>f → <text:span text:style-name="T14">mostra mais informações dos processos</text:span></text:p>
      <text:p text:style-name="P15">kill<text:span text:style-name="T14"> → mata o processo, mas deixa ele se recuperar.</text:span></text:p>
      <text:p text:style-name="P15"><text:span text:style-name="T14"><text:tab/>-</text:span>9<text:span text:style-name="T14"> → não da chance de recuperação ao programa.</text:span></text:p>
      <text:p text:style-name="P18">killall<text:span text:style-name="T14"> → mata todas as instancias de um processo.</text:span></text:p>
      <text:p text:style-name="P18"><text:soft-page-break/><text:span text:style-name="T14"><text:tab/></text:span><text:span text:style-name="T22">-</text:span><text:span text:style-name="T30">9</text:span><text:span text:style-name="T22"> → não da chance de recuperação ao programa.</text:span></text:p>
      <text:p text:style-name="P17">grep → <text:span text:style-name="T14">filtra o comando por uma pesquisa</text:span></text:p>
      <text:p text:style-name="P18">top → <text:span text:style-name="T14">mostra o consumo de cpu, mémoria ram e processos da máquina</text:span></text:p>
      <text:p text:style-name="P15"><text:span text:style-name="T1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rciso Torres</meta:initial-creator>
    <meta:creation-date>2016-03-06T12:03:09.207245253</meta:creation-date>
    <dc:date>2016-03-25T15:38:58.969029097</dc:date>
    <dc:creator>Tarciso Torres</dc:creator>
    <meta:editing-duration>PT1H47M23S</meta:editing-duration>
    <meta:editing-cycles>21</meta:editing-cycles>
    <meta:generator>LibreOffice/5.0.3.2$Linux_X86_64 LibreOffice_project/00m0$Build-2</meta:generator>
    <meta:document-statistic meta:table-count="0" meta:image-count="0" meta:object-count="0" meta:page-count="2" meta:paragraph-count="51" meta:word-count="378" meta:character-count="2133" meta:non-whitespace-character-count="1719"/>
  </office:meta>
</office:document-meta>
</file>